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Courier New" svg:font-family="'Courier New'" style:font-family-generic="modern" style:font-pitch="fixed"/>
    <style:font-face style:name="MS Mincho" svg:font-family="'MS Mincho'" style:font-family-generic="modern" style:font-pitch="fixed"/>
    <style:font-face style:name="Tahoma1" svg:font-family="Tahoma"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elle1" style:family="table">
      <style:table-properties style:width="17.013cm" fo:margin-left="-0.035cm" table:align="left"/>
    </style:style>
    <style:style style:name="Tabelle1.A" style:family="table-column">
      <style:table-column-properties style:column-width="0.132cm"/>
    </style:style>
    <style:style style:name="Tabelle1.B" style:family="table-column">
      <style:table-column-properties style:column-width="6.682cm"/>
    </style:style>
    <style:style style:name="Tabelle1.C" style:family="table-column">
      <style:table-column-properties style:column-width="4.692cm"/>
    </style:style>
    <style:style style:name="Tabelle1.D" style:family="table-column">
      <style:table-column-properties style:column-width="5.507cm"/>
    </style:style>
    <style:style style:name="Tabelle1.1" style:family="table-row">
      <style:table-row-properties style:min-row-height="0.855cm" style:use-optimal-row-height="false"/>
    </style:style>
    <style:style style:name="Tabelle1.A1" style:family="table-cell">
      <style:table-cell-properties style:vertical-align="bottom" fo:padding="0cm" fo:border="none"/>
    </style:style>
    <style:style style:name="Tabelle1.B1" style:family="table-cell">
      <style:table-cell-properties style:vertical-align="bottom" fo:padding="0cm" fo:border-left="0.018cm solid #000000" fo:border-right="none" fo:border-top="0.018cm solid #000000" fo:border-bottom="0.018cm solid #000000"/>
    </style:style>
    <style:style style:name="Tabelle1.C1" style:family="table-cell">
      <style:table-cell-properties style:vertical-align="bottom" fo:padding="0cm" fo:border-left="none" fo:border-right="none" fo:border-top="0.018cm solid #000000" fo:border-bottom="0.018cm solid #000000"/>
    </style:style>
    <style:style style:name="Tabelle1.D1" style:family="table-cell">
      <style:table-cell-properties style:vertical-align="bottom" fo:padding="0cm" fo:border-left="none" fo:border-right="0.018cm solid #000000" fo:border-top="0.018cm solid #000000" fo:border-bottom="0.018cm solid #000000"/>
    </style:style>
    <style:style style:name="Tabelle2" style:family="table">
      <style:table-properties style:width="16.909cm" fo:margin-left="0.011cm" table:align="left"/>
    </style:style>
    <style:style style:name="Tabelle2.A" style:family="table-column">
      <style:table-column-properties style:column-width="2.932cm"/>
    </style:style>
    <style:style style:name="Tabelle2.B" style:family="table-column">
      <style:table-column-properties style:column-width="1.54cm"/>
    </style:style>
    <style:style style:name="Tabelle2.C" style:family="table-column">
      <style:table-column-properties style:column-width="6.509cm"/>
    </style:style>
    <style:style style:name="Tabelle2.D" style:family="table-column">
      <style:table-column-properties style:column-width="5.928cm"/>
    </style:style>
    <style:style style:name="Tabelle2.A1" style:family="table-cell">
      <style:table-cell-properties fo:padding-left="0.191cm" fo:padding-right="0.191cm" fo:padding-top="0cm" fo:padding-bottom="0cm" fo:border-left="0.018cm solid #000000" fo:border-right="none" fo:border-top="0.018cm solid #000000" fo:border-bottom="0.018cm solid #000000"/>
    </style:style>
    <style:style style:name="Tabelle2.D1" style:family="table-cell">
      <style:table-cell-properties fo:padding-left="0.191cm" fo:padding-right="0.191cm" fo:padding-top="0cm" fo:padding-bottom="0cm" fo:border="0.018cm solid #000000"/>
    </style:style>
    <style:style style:name="Tabelle3" style:family="table">
      <style:table-properties style:width="16.829cm" fo:margin-left="0.09cm" table:align="left"/>
    </style:style>
    <style:style style:name="Tabelle3.A" style:family="table-column">
      <style:table-column-properties style:column-width="7.646cm"/>
    </style:style>
    <style:style style:name="Tabelle3.B" style:family="table-column">
      <style:table-column-properties style:column-width="2.249cm"/>
    </style:style>
    <style:style style:name="Tabelle3.C" style:family="table-column">
      <style:table-column-properties style:column-width="2.672cm"/>
    </style:style>
    <style:style style:name="Tabelle3.D" style:family="table-column">
      <style:table-column-properties style:column-width="2.09cm"/>
    </style:style>
    <style:style style:name="Tabelle3.E" style:family="table-column">
      <style:table-column-properties style:column-width="2.171cm"/>
    </style:style>
    <style:style style:name="Tabelle3.A1" style:family="table-cell">
      <style:table-cell-properties fo:padding-left="0.191cm" fo:padding-right="0.191cm" fo:padding-top="0cm" fo:padding-bottom="0cm" fo:border-left="0.018cm solid #000000" fo:border-right="none" fo:border-top="0.018cm solid #000000" fo:border-bottom="0.018cm solid #000000"/>
    </style:style>
    <style:style style:name="Tabelle3.E1" style:family="table-cell">
      <style:table-cell-properties fo:padding-left="0.191cm" fo:padding-right="0.191cm" fo:padding-top="0cm" fo:padding-bottom="0cm" fo:border="0.018cm solid #000000"/>
    </style:style>
    <style:style style:name="P1" style:family="paragraph" style:parent-style-name="Standard">
      <style:paragraph-properties fo:break-before="page"/>
      <style:text-properties style:font-name="Arial"/>
    </style:style>
    <style:style style:name="P2" style:family="paragraph" style:parent-style-name="Standard">
      <style:paragraph-properties fo:break-before="page"/>
      <style:text-properties style:font-name="Arial" fo:font-size="14pt" fo:font-weight="bold" style:font-size-asian="14pt" style:font-weight-asian="bold" style:font-size-complex="18pt" style:font-weight-complex="bold"/>
    </style:style>
    <style:style style:name="P3" style:family="paragraph" style:parent-style-name="Standard">
      <style:paragraph-properties fo:break-before="page"/>
      <style:text-properties style:font-name="Arial" fo:font-weight="bold" style:font-weight-asian="bold" style:font-size-complex="18pt" style:font-weight-complex="bold"/>
    </style:style>
    <style:style style:name="P4" style:family="paragraph" style:parent-style-name="Standard">
      <style:paragraph-properties fo:break-before="page">
        <style:tab-stops>
          <style:tab-stop style:position="1.905cm"/>
        </style:tab-stops>
      </style:paragraph-properties>
      <style:text-properties style:font-name="Arial" fo:font-weight="bold" style:font-weight-asian="bold" style:font-size-complex="18pt" style:font-weight-complex="bold"/>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ab-stops>
          <style:tab-stop style:position="9.843cm"/>
        </style:tab-stops>
      </style:paragraph-properties>
      <style:text-properties style:font-name="Arial" fo:font-size="16pt" style:font-size-asian="16pt"/>
    </style:style>
    <style:style style:name="P7" style:family="paragraph" style:parent-style-name="Standard">
      <style:text-properties style:font-name="Arial" fo:font-size="14pt" style:font-size-asian="14pt"/>
    </style:style>
    <style:style style:name="P8" style:family="paragraph" style:parent-style-name="Standard">
      <style:paragraph-properties>
        <style:tab-stops>
          <style:tab-stop style:position="9.843cm"/>
        </style:tab-stops>
      </style:paragraph-properties>
      <style:text-properties style:font-name="Arial" fo:font-size="14pt" style:font-size-asian="14pt"/>
    </style:style>
    <style:style style:name="P9" style:family="paragraph" style:parent-style-name="Standard">
      <style:paragraph-properties fo:line-height="150%"/>
      <style:text-properties style:font-name="Arial" fo:font-size="14pt" style:font-size-asian="14pt"/>
    </style:style>
    <style:style style:name="P10" style:family="paragraph" style:parent-style-name="Standard">
      <style:paragraph-properties fo:line-height="150%" fo:text-align="center" style:justify-single-word="false"/>
      <style:text-properties style:font-name="Arial" fo:font-size="14pt" style:font-size-asian="14pt"/>
    </style:style>
    <style:style style:name="P11" style:family="paragraph" style:parent-style-name="Standard">
      <style:paragraph-properties fo:line-height="150%" fo:text-align="justify" style:justify-single-word="false"/>
      <style:text-properties style:font-name="Arial" fo:font-size="14pt" style:font-size-asian="14pt"/>
    </style:style>
    <style:style style:name="P12" style:family="paragraph" style:parent-style-name="Standard">
      <style:paragraph-properties style:snap-to-layout-grid="false"/>
      <style:text-properties style:font-name="Arial" fo:font-size="14pt" style:font-size-asian="14pt"/>
    </style:style>
    <style:style style:name="P13" style:family="paragraph" style:parent-style-name="Standard">
      <style:paragraph-properties fo:text-align="end" style:justify-single-word="false" style:snap-to-layout-grid="false"/>
      <style:text-properties style:font-name="Arial" fo:font-size="14pt" style:font-size-asian="14pt"/>
    </style:style>
    <style:style style:name="P14" style:family="paragraph" style:parent-style-name="Standard">
      <style:text-properties style:font-name="Arial" fo:font-size="14pt" fo:language="en" fo:country="US" fo:font-weight="bold" style:font-size-asian="14pt" style:font-weight-asian="bold" style:font-size-complex="18pt" style:font-weight-complex="bold"/>
    </style:style>
    <style:style style:name="P15" style:family="paragraph" style:parent-style-name="Standard">
      <style:paragraph-properties fo:text-align="center" style:justify-single-word="false" style:snap-to-layout-grid="false"/>
      <style:text-properties style:font-name="Arial" fo:font-size="14pt" fo:font-weight="bold" style:font-size-asian="14pt" style:font-weight-asian="bold"/>
    </style:style>
    <style:style style:name="P16" style:family="paragraph" style:parent-style-name="Standard">
      <style:paragraph-properties>
        <style:tab-stops>
          <style:tab-stop style:position="9.843cm"/>
        </style:tab-stops>
      </style:paragraph-properties>
      <style:text-properties style:font-name="Arial"/>
    </style:style>
    <style:style style:name="P17" style:family="paragraph" style:parent-style-name="Standard">
      <style:paragraph-properties fo:line-height="150%" fo:text-align="center" style:justify-single-word="false"/>
      <style:text-properties style:font-name="Arial" fo:font-size="18pt" style:font-size-asian="18pt"/>
    </style:style>
    <style:style style:name="P18" style:family="paragraph" style:parent-style-name="Standard">
      <style:text-properties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19" style:family="paragraph" style:parent-style-name="Standard">
      <style:paragraph-properties fo:text-align="end" style:justify-single-word="false"/>
      <style:text-properties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20" style:family="paragraph" style:parent-style-name="Standard">
      <style:paragraph-properties fo:text-align="justify" style:justify-single-word="false">
        <style:tab-stops>
          <style:tab-stop style:position="3.81cm"/>
        </style:tab-stops>
      </style:paragraph-properties>
      <style:text-properties style:font-name="Arial" fo:font-size="18pt" fo:font-weight="bold" style:font-size-asian="18pt" style:font-weight-asian="bold" style:font-size-complex="18pt" style:font-weight-complex="bold"/>
    </style:style>
    <style:style style:name="P21" style:family="paragraph" style:parent-style-name="Standard">
      <style:text-properties style:font-name="Arial" fo:language="en" fo:country="US" fo:font-weight="bold" style:font-weight-asian="bold" style:font-size-complex="18pt" style:font-weight-complex="bold"/>
    </style:style>
    <style:style style:name="P22" style:family="paragraph" style:parent-style-name="Standard">
      <style:text-properties style:font-name="Arial" style:font-size-complex="18pt" style:font-weight-complex="bold"/>
    </style:style>
    <style:style style:name="P23" style:family="paragraph" style:parent-style-name="Standard">
      <style:paragraph-properties style:snap-to-layout-grid="false"/>
      <style:text-properties style:font-name="Arial" style:font-size-complex="18pt" style:font-weight-complex="bold"/>
    </style:style>
    <style:style style:name="P24" style:family="paragraph" style:parent-style-name="Standard">
      <style:paragraph-properties fo:text-align="end" style:justify-single-word="false"/>
      <style:text-properties style:font-name="Arial" style:font-size-complex="18pt" style:font-weight-complex="bold"/>
    </style:style>
    <style:style style:name="P25" style:family="paragraph" style:parent-style-name="Standard">
      <style:text-properties style:font-name="Arial" style:font-size-complex="13pt"/>
    </style:style>
    <style:style style:name="P26" style:family="paragraph" style:parent-style-name="Standard">
      <style:paragraph-properties style:snap-to-layout-grid="false"/>
      <style:text-properties style:font-name="Arial" style:font-size-complex="13pt"/>
    </style:style>
    <style:style style:name="P27" style:family="paragraph" style:parent-style-name="Standard">
      <style:text-properties style:font-name="Arial" style:font-weight-complex="bold"/>
    </style:style>
    <style:style style:name="P28" style:family="paragraph" style:parent-style-name="Standard">
      <style:paragraph-properties fo:text-align="justify" style:justify-single-word="false"/>
      <style:text-properties style:font-name="Arial"/>
    </style:style>
    <style:style style:name="P29" style:family="paragraph" style:parent-style-name="Standard">
      <style:text-properties style:font-name="Arial" fo:font-weight="bold" style:font-weight-asian="bold"/>
    </style:style>
    <style:style style:name="P30" style:family="paragraph" style:parent-style-name="Standard">
      <style:text-properties style:font-name="Arial" fo:font-weight="bold" style:font-weight-asian="bold" style:font-size-complex="18pt" style:font-weight-complex="bold"/>
    </style:style>
    <style:style style:name="P31" style:family="paragraph" style:parent-style-name="Standard">
      <style:paragraph-properties>
        <style:tab-stops>
          <style:tab-stop style:position="3.81cm"/>
        </style:tab-stops>
      </style:paragraph-properties>
      <style:text-properties style:font-name="Arial" fo:font-weight="bold" style:font-weight-asian="bold" style:font-size-complex="18pt" style:font-weight-complex="bold"/>
    </style:style>
    <style:style style:name="P32" style:family="paragraph" style:parent-style-name="Standard">
      <style:paragraph-properties>
        <style:tab-stops>
          <style:tab-stop style:position="1.905cm"/>
        </style:tab-stops>
      </style:paragraph-properties>
      <style:text-properties style:font-name="Arial" fo:font-weight="bold" style:font-weight-asian="bold" style:font-size-complex="18pt" style:font-weight-complex="bold"/>
    </style:style>
    <style:style style:name="P33" style:family="paragraph" style:parent-style-name="Standard">
      <style:text-properties style:font-name="Arial" fo:font-weight="bold" style:font-weight-asian="bold" style:font-size-complex="13pt"/>
    </style:style>
    <style:style style:name="P34" style:family="paragraph" style:parent-style-name="Standard">
      <style:text-properties style:font-name="Arial" fo:font-size="13pt" style:font-size-asian="13pt" style:font-size-complex="13pt"/>
    </style:style>
    <style:style style:name="P35" style:family="paragraph" style:parent-style-name="Standard">
      <style:text-properties style:font-name="Arial" fo:font-size="13pt" fo:font-weight="bold" style:font-size-asian="13pt" style:font-weight-asian="bold" style:font-size-complex="13pt"/>
    </style:style>
    <style:style style:name="P36" style:family="paragraph" style:parent-style-name="Standard">
      <style:paragraph-properties>
        <style:tab-stops>
          <style:tab-stop style:position="1.905cm"/>
        </style:tab-stops>
      </style:paragraph-properties>
      <style:text-properties style:font-name="Arial"/>
    </style:style>
    <style:style style:name="P37" style:family="paragraph" style:parent-style-name="Standard">
      <style:paragraph-properties>
        <style:tab-stops>
          <style:tab-stop style:position="9.843cm"/>
        </style:tab-stops>
      </style:paragraph-properties>
    </style:style>
    <style:style style:name="P38" style:family="paragraph" style:parent-style-name="Standard">
      <style:paragraph-properties fo:line-height="150%" fo:text-align="center" style:justify-single-word="false"/>
    </style:style>
    <style:style style:name="P39" style:family="paragraph" style:parent-style-name="Standard">
      <style:text-properties fo:color="#ffffff" style:font-name="Arial" style:font-weight-complex="bold"/>
    </style:style>
    <style:style style:name="P40" style:family="paragraph" style:parent-style-name="Standard">
      <style:paragraph-properties style:snap-to-layout-grid="false"/>
    </style:style>
    <style:style style:name="P41" style:family="paragraph" style:parent-style-name="Standard">
      <style:text-properties fo:font-size="18pt" fo:font-weight="bold" style:font-size-asian="18pt" style:font-weight-asian="bold" style:font-size-complex="18pt" style:font-weight-complex="bold"/>
    </style:style>
    <style:style style:name="P42" style:family="paragraph" style:parent-style-name="Standard">
      <style:text-properties style:font-size-complex="13pt"/>
    </style:style>
    <style:style style:name="P43" style:family="paragraph" style:parent-style-name="Standard">
      <style:paragraph-properties style:snap-to-layout-grid="false"/>
      <style:text-properties style:font-size-complex="13pt"/>
    </style:style>
    <style:style style:name="P44" style:family="paragraph" style:parent-style-name="Standard">
      <style:text-properties style:font-size-complex="18pt" style:font-weight-complex="bold"/>
    </style:style>
    <style:style style:name="P45" style:family="paragraph" style:parent-style-name="Standard">
      <style:paragraph-properties style:snap-to-layout-grid="false"/>
      <style:text-properties style:font-size-complex="18pt" style:font-weight-complex="bold"/>
    </style:style>
    <style:style style:name="P46" style:family="paragraph" style:parent-style-name="Standard">
      <style:paragraph-properties style:snap-to-layout-grid="false"/>
      <style:text-properties fo:language="en" fo:country="US" style:font-size-complex="13pt"/>
    </style:style>
    <style:style style:name="P47" style:family="paragraph" style:parent-style-name="Standard">
      <style:paragraph-properties fo:margin-left="0cm" fo:margin-right="6.985cm" fo:text-align="center" style:justify-single-word="false" fo:text-indent="0cm" style:auto-text-indent="false">
        <style:tab-stops>
          <style:tab-stop style:position="9.843cm"/>
        </style:tab-stops>
      </style:paragraph-properties>
    </style:style>
    <style:style style:name="P48" style:family="paragraph" style:parent-style-name="Standard">
      <style:paragraph-properties fo:margin-left="0cm" fo:margin-right="6.985cm" fo:text-indent="0cm" style:auto-text-indent="false"/>
      <style:text-properties style:font-name="Arial"/>
    </style:style>
    <style:style style:name="P49" style:family="paragraph" style:parent-style-name="Standard">
      <style:paragraph-properties fo:margin-left="0cm" fo:margin-right="6.985cm" fo:text-align="center" style:justify-single-word="false" fo:text-indent="0cm" style:auto-text-indent="false">
        <style:tab-stops>
          <style:tab-stop style:position="1.905cm"/>
          <style:tab-stop style:position="2.498cm"/>
          <style:tab-stop style:position="3.747cm"/>
          <style:tab-stop style:position="8.414cm" style:type="center"/>
        </style:tab-stops>
      </style:paragraph-properties>
      <style:text-properties style:font-name="Arial" fo:font-size="14pt" style:font-size-asian="14pt"/>
    </style:style>
    <style:style style:name="P50" style:family="paragraph" style:parent-style-name="Standard">
      <style:paragraph-properties fo:margin-left="0cm" fo:margin-right="6.985cm" fo:text-align="center" style:justify-single-word="false" fo:text-indent="0cm" style:auto-text-indent="false">
        <style:tab-stops>
          <style:tab-stop style:position="0.635cm"/>
        </style:tab-stops>
      </style:paragraph-properties>
      <style:text-properties style:font-name="Arial" fo:font-size="14pt" style:font-size-asian="14pt"/>
    </style:style>
    <style:style style:name="P51" style:family="paragraph" style:parent-style-name="Standard">
      <style:paragraph-properties fo:margin-left="0cm" fo:margin-right="6.985cm" fo:text-align="center" style:justify-single-word="false" fo:text-indent="0cm" style:auto-text-indent="false">
        <style:tab-stops>
          <style:tab-stop style:position="9.843cm"/>
        </style:tab-stops>
      </style:paragraph-properties>
      <style:text-properties style:font-name="Arial" fo:font-size="14pt" style:font-size-asian="14pt"/>
    </style:style>
    <style:style style:name="P52" style:family="paragraph" style:parent-style-name="Standard">
      <style:paragraph-properties fo:margin-left="0cm" fo:margin-right="-0.594cm" fo:text-indent="0.635cm" style:auto-text-indent="false"/>
      <style:text-properties style:font-name="Arial" fo:font-size="14pt" fo:font-weight="bold" style:font-size-asian="14pt" style:font-weight-asian="bold"/>
    </style:style>
    <style:style style:name="P53" style:family="paragraph" style:parent-style-name="Standard">
      <style:paragraph-properties fo:margin-left="0.318cm" fo:margin-right="0cm" fo:text-indent="-0.318cm" style:auto-text-indent="false">
        <style:tab-stops/>
      </style:paragraph-properties>
      <style:text-properties style:font-name="Arial"/>
    </style:style>
    <style:style style:name="P54" style:family="paragraph" style:parent-style-name="Standard">
      <style:paragraph-properties fo:margin-left="0.318cm" fo:margin-right="0cm" fo:text-align="justify" style:justify-single-word="false" fo:text-indent="-0.318cm" style:auto-text-indent="false">
        <style:tab-stops/>
      </style:paragraph-properties>
      <style:text-properties style:font-name="Arial"/>
    </style:style>
    <style:style style:name="P55" style:family="paragraph" style:parent-style-name="Standard">
      <style:paragraph-properties fo:margin-left="1.905cm" fo:margin-right="0cm" fo:text-indent="0cm" style:auto-text-indent="false">
        <style:tab-stops>
          <style:tab-stop style:position="3.81cm"/>
        </style:tab-stops>
      </style:paragraph-properties>
      <style:text-properties style:font-name="Arial" fo:font-size="8pt" fo:font-weight="bold" style:font-size-asian="8pt" style:font-weight-asian="bold" style:font-size-complex="8pt" style:font-weight-complex="bold"/>
    </style:style>
    <style:style style:name="P56" style:family="paragraph" style:parent-style-name="Standard">
      <style:paragraph-properties fo:margin-left="1.905cm" fo:margin-right="0cm" fo:text-indent="0cm" style:auto-text-indent="false">
        <style:tab-stops/>
      </style:paragraph-properties>
    </style:style>
    <style:style style:name="P57" style:family="paragraph" style:parent-style-name="Standard" style:master-page-name="MP0">
      <style:paragraph-properties fo:text-align="center" style:justify-single-word="false" style:page-number="auto" fo:break-before="page">
        <style:tab-stops>
          <style:tab-stop style:position="9.843cm"/>
        </style:tab-stops>
      </style:paragraph-properties>
      <style:text-properties style:font-name="Arial" fo:font-size="16pt" style:font-size-asian="16pt"/>
    </style:style>
    <style:style style:name="P58" style:family="paragraph" style:parent-style-name="Standard" style:list-style-name="WW8Num6">
      <style:paragraph-properties fo:text-align="justify" style:justify-single-word="false" fo:orphans="2" fo:widows="2" fo:hyphenation-ladder-count="no-limit"/>
      <style:text-properties fo:hyphenate="true" fo:hyphenation-remain-char-count="0" fo:hyphenation-push-char-count="0"/>
    </style:style>
    <style:style style:name="P59" style:family="paragraph" style:parent-style-name="Standard">
      <style:paragraph-properties style:snap-to-layout-grid="false"/>
      <style:text-properties style:font-size-complex="13pt"/>
    </style:style>
    <style:style style:name="P60" style:family="paragraph" style:parent-style-name="Heading_20_1">
      <style:paragraph-properties fo:margin-left="0cm" fo:margin-right="6.985cm" fo:text-align="center" style:justify-single-word="false" fo:text-indent="0cm" style:auto-text-indent="false"/>
      <style:text-properties style:font-name="Arial"/>
    </style:style>
    <style:style style:name="P61" style:family="paragraph" style:parent-style-name="Heading_20_1">
      <style:paragraph-properties fo:margin-left="0cm" fo:margin-right="6.985cm" fo:text-align="center" style:justify-single-word="false" fo:text-indent="0cm" style:auto-text-indent="false">
        <style:tab-stops>
          <style:tab-stop style:position="0.635cm"/>
        </style:tab-stops>
      </style:paragraph-properties>
    </style:style>
    <style:style style:name="P62" style:family="paragraph" style:parent-style-name="Heading_20_2">
      <style:text-properties style:font-name="Arial"/>
    </style:style>
    <style:style style:name="P6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4" style:family="paragraph">
      <style:paragraph-properties style:writing-mode="lr-tb" style:font-independent-line-spacing="false"/>
    </style:style>
    <style:style style:name="T1" style:family="text">
      <style:text-properties style:font-name="Arial"/>
    </style:style>
    <style:style style:name="T2" style:family="text">
      <style:text-properties style:font-name="Arial" fo:font-size="14pt" style:font-size-asian="14pt"/>
    </style:style>
    <style:style style:name="T3" style:family="text">
      <style:text-properties style:font-name="Arial" fo:font-size="14pt" fo:font-weight="bold" style:font-size-asian="14pt" style:font-weight-asian="bold" style:font-size-complex="18pt" style:font-weight-complex="bold"/>
    </style:style>
    <style:style style:name="T4" style:family="text">
      <style:text-properties style:font-name="Arial" fo:font-size="18pt" style:font-size-asian="18pt"/>
    </style:style>
    <style:style style:name="T5" style:family="text">
      <style:text-properties style:font-name="Arial" fo:font-size="18pt" style:text-underline-style="solid" style:text-underline-width="auto" style:text-underline-color="font-color" style:text-underline-mode="continuous" style:text-overline-mode="continuous" style:text-line-through-mode="continuous" style:font-size-asian="18pt"/>
    </style:style>
    <style:style style:name="T6" style:family="text">
      <style:text-properties style:font-name="Arial" style:text-underline-style="solid" style:text-underline-width="auto" style:text-underline-color="font-color" style:text-underline-mode="continuous" style:text-overline-mode="continuous" style:text-line-through-mode="continuous"/>
    </style:style>
    <style:style style:name="T7"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size-complex="18pt" style:font-weight-complex="bold"/>
    </style:style>
    <style:style style:name="T8" style:family="text">
      <style:text-properties style:font-name="Arial" style:font-size-complex="18pt" style:font-weight-complex="bold"/>
    </style:style>
    <style:style style:name="T9" style:family="text">
      <style:text-properties style:font-name="Arial" style:font-size-complex="13pt"/>
    </style:style>
    <style:style style:name="T10" style:family="text">
      <style:text-properties style:font-name="Arial" style:font-weight-complex="bold"/>
    </style:style>
    <style:style style:name="T11" style:family="text">
      <style:text-properties style:font-name="Arial" fo:font-weight="bold" style:font-weight-asian="bold"/>
    </style:style>
    <style:style style:name="T12" style:family="text">
      <style:text-properties style:font-name="Arial" fo:font-weight="bold" style:font-weight-asian="bold" style:font-size-complex="18pt" style:font-weight-complex="bold"/>
    </style:style>
    <style:style style:name="T13" style:family="text">
      <style:text-properties style:font-name="Arial" fo:font-weight="bold" style:font-weight-asian="bold" style:font-size-complex="13pt"/>
    </style:style>
    <style:style style:name="T14" style:family="text">
      <style:text-properties style:font-name="Arial" fo:font-size="13pt" style:font-size-asian="13pt" style:font-size-complex="13pt"/>
    </style:style>
    <style:style style:name="T15" style:family="text">
      <style:text-properties style:font-name="Arial" fo:font-size="10pt" style:font-size-asian="10pt" style:font-size-complex="18pt" style:font-weight-complex="bold"/>
    </style:style>
    <style:style style:name="T16" style:family="text">
      <style:text-properties fo:color="#000000" style:font-name="Arial" style:font-name-complex="Arial" style:font-weight-complex="bold"/>
    </style:style>
    <style:style style:name="T17" style:family="text">
      <style:text-properties fo:color="#000000" style:font-name="Arial" style:font-weight-complex="bold"/>
    </style:style>
    <style:style style:name="T18" style:family="text">
      <style:text-properties fo:language="en" fo:country="US"/>
    </style:style>
    <style:style style:name="T19" style:family="text">
      <style:text-properties fo:color="#000000" style:text-line-through-style="none" style:text-position="0% 100%" style:font-name="Times New Roman1" fo:font-size="18pt" fo:letter-spacing="normal" fo:language="de" fo:country="DE"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Times New Roman1" style:font-size-complex="18pt" style:font-style-complex="normal" style:font-weight-complex="normal"/>
    </style:style>
    <style:style style:name="gr1" style:family="graphic">
      <style:graphic-properties draw:stroke="none" draw:fill="gradient" draw:secondary-fill-color="#ffffff" draw:fill-gradient-name="a2" draw:textarea-horizontal-align="left" draw:textarea-vertical-align="top" draw:auto-grow-height="false" draw:auto-grow-width="false" fo:padding-top="0.127cm" fo:padding-bottom="0.127cm" fo:padding-left="0.254cm" fo:padding-right="0.254cm" fo:wrap-option="no-wrap"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6"/>
      <text:p text:style-name="P6"/>
      <text:p text:style-name="P37"><draw:custom-shape text:anchor-type="paragraph" draw:z-index="0" draw:name="WordArt 3" draw:style-name="gr1" draw:text-style-name="P64" svg:width="9.842cm" svg:height="3.835cm" svg:x="3.81cm" svg:y="-0.028cm"><text:p text:style-name="P63"><text:span text:style-name="T19">Berichtsheft</text:span></text:p><draw:enhanced-geometry svg:viewBox="0 0 21600 21600" draw:extrusion-brightness="20%" draw:extrusion-depth="0.635cm 0" draw:extrusion-diffusion="43.712%" draw:extrusion-second-light-level="37%" draw:extrusion-first-light-direction="(0 -0.05468 0.01094)" draw:extrusion-second-light-direction="(0 0.05468 0.01094)" draw:extrusion-skew="50 -45" draw:extrusion-specularity="80%" dr3d:projection="perspective" draw:extrusion-viewpoint="(-3.4722308cm -3.4722308cm 25.0000008cm)" draw:extrusion-origin="-0.5 -0.5" dr3d:shade-mode="gouraud" draw:extrusion-color="true" draw:extrusion-second-light-harsh="false" draw:extrusion="true" draw:extrusion-metal="true" draw:text-areas="?f24 ?f26 ?f25 ?f27" draw:text-path-mode="shape" draw:text-path="true" draw:type="non-primitive" draw:modifiers="50000" draw:enhanced-path="M ?f20 ?f2 L ?f21 ?f2 N M ?f22 ?f3 L ?f23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Absatz-Standardschriftart"><text:span text:style-name="T2"/></text:span></text:p>
      <text:p text:style-name="P8"/>
      <text:p text:style-name="P8"/>
      <text:p text:style-name="P8"/>
      <text:p text:style-name="P8"/>
      <text:p text:style-name="P8"/>
      <text:p text:style-name="P16"/>
      <text:p text:style-name="P5"/>
      <text:p text:style-name="P17">für das Betriebspraktikum</text:p>
      <text:p text:style-name="P38"><text:span text:style-name="Absatz-Standardschriftart"><text:span text:style-name="T4">vom: </text:span></text:span><text:span text:style-name="Absatz-Standardschriftart"><text:span text:style-name="T5">21.09.2015</text:span></text:span><text:span text:style-name="Absatz-Standardschriftart"><text:span text:style-name="T4"> bis: 0</text:span></text:span><text:span text:style-name="Absatz-Standardschriftart"><text:span text:style-name="T5">2.10.2015</text:span></text:span></text:p>
      <text:p text:style-name="P5"/>
      <text:p text:style-name="Standard"><text:span text:style-name="Absatz-Standardschriftart"><text:span text:style-name="T1"/></text:span></text:p>
      <text:p text:style-name="P5"/>
      <text:p text:style-name="P5"/>
      <text:p text:style-name="P47"><text:span text:style-name="Absatz-Standardschriftart"><text:span text:style-name="T2">Alexander-von-Humboldt-Schule</text:span></text:span></text:p>
      <text:p text:style-name="P49">(Gymnasium)</text:p>
      <text:h text:style-name="P60" text:outline-level="1">Oberspreestr. 173</text:h>
      <text:p text:style-name="P50">12555 Berlin (Köpenick)</text:p>
      <text:p text:style-name="P51"/>
      <text:h text:style-name="P61" text:outline-level="1"><text:span text:style-name="Absatz-Standardschriftart"><text:span text:style-name="T1">Tel. / </text:span></text:span><text:span text:style-name="Absatz-Standardschriftart"><text:span text:style-name="T1">Fax: (030) 651 97- 88 / - 87</text:span></text:span></text:h>
      <text:p text:style-name="P48"/>
      <text:p text:style-name="P5"/>
      <text:p text:style-name="P5"/>
      <text:h text:style-name="Heading_20_2" text:outline-level="2"><text:span text:style-name="Absatz-Standardschriftart"><text:span text:style-name="T1">Name: <text:s text:c="4"/>_____________________________</text:span></text:span><text:span text:style-name="Absatz-Standardschriftart"><text:span text:style-name="T1"><text:tab/>Klasse: </text:span></text:span><text:span text:style-name="Absatz-Standardschriftart"><text:span text:style-name="T6"><text:s text:c="3"/>10.1</text:span></text:span><text:span text:style-name="Absatz-Standardschriftart"><text:span text:style-name="T6"><text:tab/></text:span></text:span></text:h>
      <text:p text:style-name="Standard"/>
      <text:h text:style-name="P62" text:outline-level="2">Betreuende(r) Lehrer(in): <text:s text:c="4"/>____________________________________________</text:h>
      <text:p text:style-name="P9"/>
      <text:p text:style-name="P9">Name und Anschrift des Betriebes:</text:p>
      <text:p text:style-name="P10">________________________________________________________</text:p>
      <text:p text:style-name="P10">________________________________________________________</text:p>
      <text:p text:style-name="P10">________________________________________________________</text:p>
      <text:p text:style-name="P11"/>
      <text:p text:style-name="P11">Betreuung im Betrieb:</text:p>
      <text:h text:style-name="P62" text:outline-level="2">Herr/Frau: <text:s text:c="4"/>_____________________ <text:s text:c="5"/>Tel.: <text:s text:c="4"/>____________________</text:h>
      <text:p text:style-name="P1"/>
      <text:p text:style-name="P5"/>
      <text:p text:style-name="P5"/>
      <text:p text:style-name="P5"/>
      <text:p text:style-name="P21">I n h a l t s v e r z e i c h n i s</text:p>
      <text:p text:style-name="P14"/>
      <text:p text:style-name="P14"/>
      <text:p text:style-name="P14"/>
      <text:p text:style-name="P14"/>
      <text:p text:style-name="P22">Seite 2: <text:tab/><text:tab/>Regeln für das Betriebspraktikum</text:p>
      <text:p text:style-name="P22"/>
      <text:p text:style-name="Standard"><text:span text:style-name="Absatz-Standardschriftart"><text:span text:style-name="T8">Seite 3: </text:span></text:span><text:span text:style-name="Absatz-Standardschriftart"><text:span text:style-name="T8"><text:tab/></text:span></text:span><text:span text:style-name="Absatz-Standardschriftart"><text:span text:style-name="T8"><text:tab/></text:span></text:span><text:span text:style-name="Absatz-Standardschriftart"><text:span text:style-name="T9">Das Bewerbungsschreiben</text:span></text:span></text:p>
      <text:p text:style-name="P25"/>
      <text:p text:style-name="P25">Seite 4:<text:tab/><text:tab/> Der tabellarische Lebenslauf</text:p>
      <text:p text:style-name="P27"/>
      <text:p text:style-name="P27">Seite 5: <text:tab/><text:tab/>Informationsblatt Durchführung Betriebspraktikum<text:line-break/></text:p>
      <text:p text:style-name="P27">Seite 6: <text:tab/><text:tab/>Kopie der Verwaltungsvereinbarung/ Vereinbarung („Arbeitsvertrag“)</text:p>
      <text:p text:style-name="P27"/>
      <text:p text:style-name="Standard"><text:span text:style-name="Absatz-Standardschriftart"><text:span text:style-name="T10">Seite 7: </text:span></text:span><text:span text:style-name="Absatz-Standardschriftart"><text:span text:style-name="T10"><text:tab/></text:span></text:span><text:span text:style-name="Absatz-Standardschriftart"><text:span text:style-name="T10"><text:tab/>Arbeitsberichte in tabellarischer Form</text:span></text:span></text:p>
      <text:p text:style-name="P27"/>
      <text:p text:style-name="Standard"><text:span text:style-name="Absatz-Standardschriftart"><text:span text:style-name="T10">Seite 8 – 9: </text:span></text:span><text:span text:style-name="Absatz-Standardschriftart"><text:span text:style-name="T10"><text:tab/></text:span></text:span><text:span text:style-name="Absatz-Standardschriftart"><text:span text:style-name="T10"><text:tab/>Praktikumsbericht </text:span></text:span></text:p>
      <text:p text:style-name="P39"/>
      <text:p text:style-name="P27">Seite 10: <text:tab/><text:tab/>Auswertung des Betriebes – Schülerbeurteilung</text:p>
      <text:p text:style-name="P27"/>
      <text:p text:style-name="P2"/>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0"/>
          </table:table-cell>
          <table:table-cell table:style-name="Tabelle1.B1" office:value-type="string">
            <text:p text:style-name="P12">Betriebspraktikum</text:p>
          </table:table-cell>
          <table:table-cell table:style-name="Tabelle1.C1" office:value-type="string">
            <text:p text:style-name="P15">Allgemeine Regeln</text:p>
          </table:table-cell>
          <table:table-cell table:style-name="Tabelle1.D1" office:value-type="string">
            <text:p text:style-name="P13">Seite 2</text:p>
          </table:table-cell>
        </table:table-row>
      </table:table>
      <text:p text:style-name="P5"/>
      <text:p text:style-name="P5"/>
      <text:p text:style-name="P5"/>
      <text:p text:style-name="P52">Allgemeine Regeln für das Verhalten während des Praktikums</text:p>
      <text:p text:style-name="P7"/>
      <text:p text:style-name="P53"/>
      <text:list xml:id="list4487709536516618808" text:style-name="WW8Num6">
        <text:list-item>
          <text:p text:style-name="P58"><text:span text:style-name="Absatz-Standardschriftart"><text:span text:style-name="T1">Im </text:span></text:span><text:span text:style-name="Absatz-Standardschriftart"><text:span text:style-name="T11">Krankheitsfall</text:span></text:span><text:span text:style-name="Absatz-Standardschriftart"><text:span text:style-name="T1"> ist zuerst der Betrieb und dann die Schule zu informieren. Entschuldigungen für Fehlzeiten müssen dem betreuenden Lehrer abgegeben werden, </text:span></text:span><text:span text:style-name="Absatz-Standardschriftart"><text:span text:style-name="T11">nicht</text:span></text:span><text:span text:style-name="Absatz-Standardschriftart"><text:span text:style-name="T1"> dem Praktikumsbetrieb.</text:span></text:span></text:p>
        </text:list-item>
      </text:list>
      <text:p text:style-name="P28"/>
      <text:list xml:id="list29214995" text:continue-numbering="true" text:style-name="WW8Num6">
        <text:list-item>
          <text:p text:style-name="P58"><text:span text:style-name="Absatz-Standardschriftart"><text:span text:style-name="T1">Das Betriebspraktikum wird von den Betrieben</text:span></text:span><text:span text:style-name="Absatz-Standardschriftart"><text:span text:style-name="T1"> freiwillig durchgeführt. Als Gast im Betrieb halte dich an die Spielregeln der Gastfreundschaft und achte auf Höflichkeit, Pünktlichkeit, Ordnung und Aufrichtigkeit. Nicht nur du wirst nach deinem Verhalten und deiner Leistung beurteilt, sondern ebenso de</text:span></text:span><text:span text:style-name="Absatz-Standardschriftart"><text:span text:style-name="T1">ine Schule.</text:span></text:span></text:p>
        </text:list-item>
      </text:list>
      <text:p text:style-name="P54"/>
      <text:list xml:id="list29224653" text:continue-numbering="true" text:style-name="WW8Num6">
        <text:list-item>
          <text:p text:style-name="P58"><text:span text:style-name="Absatz-Standardschriftart"><text:span text:style-name="T1">Grundsätzlich gilt, dass deine tägliche Arbeitszeit </text:span></text:span><text:span text:style-name="Absatz-Standardschriftart"><text:span text:style-name="T11">6 Zeitstunden zuzüglich der Pausen</text:span></text:span><text:span text:style-name="Absatz-Standardschriftart"><text:span text:style-name="T1"> beträgt. In der Regel wird an 5 Tagen der Woche (Montag bis Freitag) gearbeitet. In manchen Branchen gelten aber abweichende Regelungen, jedoch ist die Zahl</text:span></text:span><text:span text:style-name="Absatz-Standardschriftart"><text:span text:style-name="T1"> der Arbeitstage dieselbe.</text:span></text:span></text:p>
        </text:list-item>
      </text:list>
      <text:p text:style-name="P28"/>
      <text:list xml:id="list29215420" text:continue-numbering="true" text:style-name="WW8Num6">
        <text:list-item>
          <text:p text:style-name="P58"><text:span text:style-name="Absatz-Standardschriftart"><text:span text:style-name="T1">Bahnen sich Konflikte an, so wende dich zunächst an deinen betrieblichen Ansprechpartner, sollte dies problematisch sein, ziehe die betreuende Lehrkraft zu Rate.</text:span></text:span></text:p>
        </text:list-item>
      </text:list>
      <text:p text:style-name="P54"/>
      <text:list xml:id="list29207883" text:continue-numbering="true" text:style-name="WW8Num6">
        <text:list-item>
          <text:p text:style-name="P58"><text:span text:style-name="Absatz-Standardschriftart"><text:span text:style-name="T11">Betriebsordnung einhalten! Sie gilt auch für dich</text:span></text:span><text:span text:style-name="Absatz-Standardschriftart"><text:span text:style-name="T1">! Sollte doch et</text:span></text:span><text:span text:style-name="Absatz-Standardschriftart"><text:span text:style-name="T1">was passieren, ist die Schule sofort zu verständigen, damit der Unfall unverzüglich der Versicherung gemeldet werden kann.</text:span></text:span></text:p>
        </text:list-item>
      </text:list>
      <text:p text:style-name="P54"/>
      <text:list xml:id="list29215097" text:continue-numbering="true" text:style-name="WW8Num6">
        <text:list-item>
          <text:p text:style-name="P58"><text:span text:style-name="Absatz-Standardschriftart"><text:span text:style-name="T1">Nimm nie etwas aus dem Betrieb mit, ohne vorher zu fragen! Wenn du für deine Berichte Unterlagen wie z.B. Prospekte, Vorschriften, A</text:span></text:span><text:span text:style-name="Absatz-Standardschriftart"><text:span text:style-name="T1">nleitungen oder Werkstücke benötigst, so frage nach und bitte ausdrücklich darum! Auch wenn du fotografieren möchtest, musst du </text:span></text:span><text:span text:style-name="Absatz-Standardschriftart"><text:span text:style-name="T11">um Erlaubnis fragen</text:span></text:span><text:span text:style-name="Absatz-Standardschriftart"><text:span text:style-name="T1">!</text:span></text:span></text:p>
        </text:list-item>
      </text:list>
      <text:p text:style-name="P28"/>
      <text:list xml:id="list29226131" text:continue-numbering="true" text:style-name="WW8Num6">
        <text:list-item>
          <text:p text:style-name="P58"><text:span text:style-name="Absatz-Standardschriftart"><text:span text:style-name="T1">Es hat sich bewährt, wenn mit dem Betreuer im Betrieb möglichst rechtzeitig ein Termin vereinbart wird, an</text:span></text:span><text:span text:style-name="Absatz-Standardschriftart"><text:span text:style-name="T1"> dem man den Praktikumsreport zur Sprache bringen kann. Je besser du dich darauf vorbereitest, desto ergiebiger wird das Gespräch.</text:span></text:span></text:p>
        </text:list-item>
      </text:list>
      <text:p text:style-name="P28"/>
      <text:list xml:id="list29217481" text:continue-numbering="true" text:style-name="WW8Num6">
        <text:list-item>
          <text:p text:style-name="P58"><text:span text:style-name="Absatz-Standardschriftart"><text:span text:style-name="T1">Vielleicht gefällt es dir im Betrieb, vielleicht auch nicht. Auf jeden Fall hat der Betrieb dich während des Praktikums betr</text:span></text:span><text:span text:style-name="Absatz-Standardschriftart"><text:span text:style-name="T1">eut. Deshalb ist es selbstverständlich, dass du dich am letzten Tag bei allen Mitarbeitern, insbesondere bei deinem Betreuer bzw. deiner Betreuerin, bedankst.</text:span></text:span></text:p>
        </text:list-item>
      </text:list>
      <text:p text:style-name="P54"/>
      <text:p text:style-name="P28"/>
      <text:p text:style-name="P29">Viel Freude und gute Erfahrungen in deinem Betriebspraktikum!</text:p>
      <text:p text:style-name="P18"/>
      <text:p text:style-name="P5"/>
      <text:p text:style-name="P5"/>
      <text:p text:style-name="P5"/>
      <text:p text:style-name="P5"/>
      <text:p text:style-name="Standard"><text:span text:style-name="Absatz-Standardschriftart"><text:span text:style-name="T3">Seite 7: Arbeitsberichte in </text:span></text:span><text:span text:style-name="Absatz-Standardschriftart"><text:span text:style-name="T3">tabellarischer Form</text:span></text:span></text:p>
      <text:p text:style-name="P41"><text:soft-page-break/></text:p>
      <text:p text:style-name="Standard"><text:span text:style-name="Absatz-Standardschriftart"><text:span text:style-name="T7">Aufgabe:</text:span></text:span><text:span text:style-name="Absatz-Standardschriftart"><text:span text:style-name="T12"> Dokumentiere in der folgenden Tabelle täglich in Stichpunkten deine <text:s/>Tätigkeiten. Beurteile diese in der letzten Spalte der Tabelle!</text:span></text:span></text:p>
      <text:p text:style-name="P25">Zusätzliche Fotos / Abb. / Zeichnungen / u.U. von Homepage der Firma zur Dokumentation von Arbeitsprozessen, Produkten, Materialien,…(mind. vier).</text:p>
      <text:p text:style-name="P25"/>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6">Tag</text:p>
          </table:table-cell>
          <table:table-cell table:style-name="Tabelle2.A1" office:value-type="string">
            <text:p text:style-name="P26">Zeit</text:p>
          </table:table-cell>
          <table:table-cell table:style-name="Tabelle2.A1" office:value-type="string">
            <text:p text:style-name="P26">Tätigkeit/ Arbeit</text:p>
          </table:table-cell>
          <table:table-cell table:style-name="Tabelle2.D1" office:value-type="string">
            <text:p text:style-name="P26">Eindrücke des Tages</text:p>
          </table:table-cell>
        </table:table-row>
        <table:table-row>
          <table:table-cell table:style-name="Tabelle2.A1" office:value-type="string">
            <text:p text:style-name="P40"><text:span text:style-name="Absatz-Standardschriftart"><text:span text:style-name="T9">Montag, 21.09.2015</text:span></text:span></text:p>
          </table:table-cell>
          <table:table-cell table:style-name="Tabelle2.A1" office:value-type="string">
            <text:p text:style-name="P43">7:58-</text:p>
            <text:p text:style-name="P43">9:15-</text:p>
            <text:p text:style-name="P43">15:58-</text:p>
            <text:p text:style-name="P43">17:16</text:p>
          </table:table-cell>
          <table:table-cell table:style-name="Tabelle2.A1" office:value-type="string">
            <text:p text:style-name="P43">Internet Recherche ADS-B und Raspberry Pi </text:p>
            <text:p text:style-name="P43">Führung, aufgaben Wahl, Projekt Erklärung, Einführung(Passwort, Token(Schlüssel),…)</text:p>
          </table:table-cell>
          <table:table-cell table:style-name="Tabelle2.D1" office:value-type="string">
            <text:p text:style-name="P42">Größeres Institut als ich dachte , haben eine hohe Meinung von mir lassen mich viel alleine machen, Interessant</text:p>
          </table:table-cell>
        </table:table-row>
        <table:table-row>
          <table:table-cell table:style-name="Tabelle2.A1" office:value-type="string">
            <text:p text:style-name="P40"><text:span text:style-name="Absatz-Standardschriftart"><text:span text:style-name="T9">Dienstag, 22.09.2015</text:span></text:span></text:p>
          </table:table-cell>
          <table:table-cell table:style-name="Tabelle2.A1" office:value-type="string">
            <text:p text:style-name="P43">7:15-</text:p>
            <text:p text:style-name="P43">8:15-</text:p>
            <text:p text:style-name="P43">15:22-</text:p>
            <text:p text:style-name="P43">16:32</text:p>
          </table:table-cell>
          <table:table-cell table:style-name="Tabelle2.A1" office:value-type="string">
            <text:p text:style-name="P43">Raspberry pi Betriebsystem flashen und <text:span text:style-name="T18">configurieren </text:span></text:p>
            <text:p text:style-name="P46">umzug in raum mit bessern gegebenheiten</text:p>
            <text:p text:style-name="P43">remote steuerung pi durch pc mittels ssh <text:s/>entwickelt/eingerichtet</text:p>
          </table:table-cell>
          <table:table-cell table:style-name="Tabelle2.D1" office:value-type="string">
            <text:p text:style-name="P43">Zitat: „bei wissenschaftlichen-en Arbeiten geht es nicht um die Anwesenheit sondern um das Ergebnis“</text:p>
            <text:p text:style-name="P43">[Auch die billigen Lösungen können helfen(Freeware)]</text:p>
          </table:table-cell>
        </table:table-row>
        <table:table-row>
          <table:table-cell table:style-name="Tabelle2.A1" office:value-type="string">
            <text:p text:style-name="P40"><text:span text:style-name="Absatz-Standardschriftart"><text:span text:style-name="T9">Mittwoch, 23.09.2015</text:span></text:span></text:p>
          </table:table-cell>
          <table:table-cell table:style-name="Tabelle2.A1" office:value-type="string">
            <text:p text:style-name="P43">8:17-</text:p>
            <text:p text:style-name="P43">9:20-</text:p>
            <text:p text:style-name="P43">16:13-</text:p>
            <text:p text:style-name="P43">17:35</text:p>
          </table:table-cell>
          <table:table-cell table:style-name="Tabelle2.A1" office:value-type="string">
            <text:p text:style-name="P43">ADS-B <text:span text:style-name="T18">library</text:span> installiert und <text:s/>in betrieb genommen</text:p>
            <text:p text:style-name="P43">Grund- und Fehlersuche für 25% CPU Auslastung</text:p>
          </table:table-cell>
          <table:table-cell table:style-name="Tabelle2.D1" office:value-type="string">
            <text:p text:style-name="P43">Verstanden das klare und übersichtliche Programmierung wichtig ist</text:p>
          </table:table-cell>
        </table:table-row>
        <table:table-row>
          <table:table-cell table:style-name="Tabelle2.A1" office:value-type="string">
            <text:p text:style-name="P26">Donnerstag,</text:p>
            <text:p text:style-name="Standard"><text:span text:style-name="Absatz-Standardschriftart"><text:span text:style-name="T9">24.09.2015</text:span></text:span></text:p>
          </table:table-cell>
          <table:table-cell table:style-name="Tabelle2.A1" office:value-type="string">
            <text:p text:style-name="P43">7:27-</text:p>
            <text:p text:style-name="P43">8:40-</text:p>
            <text:p text:style-name="P43"/>
          </table:table-cell>
          <table:table-cell table:style-name="Tabelle2.A1" office:value-type="string">
            <text:p text:style-name="P43"/>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Freitag, 25.09.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Montag, </text:span></text:span><text:span text:style-name="Absatz-Standardschriftart"><text:span text:style-name="T9">28.09.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Dienstag, 29.09.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Mittwoch, 30.09.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Donnerstag, 01.10.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26">Freitag,</text:p>
            <text:p text:style-name="Standard"><text:span text:style-name="Absatz-Standardschriftart"><text:span text:style-name="T9">02.10.2015</text:span></text:span></text:p>
          </table:table-cell>
          <table:table-cell table:style-name="Tabelle2.A1" office:value-type="string">
            <text:p text:style-name="P43"/>
          </table:table-cell>
          <table:table-cell table:style-name="Tabelle2.A1" office:value-type="string">
            <text:p text:style-name="P43"/>
            <text:p text:style-name="P42"/>
            <text:p text:style-name="P42"><text:soft-page-break/></text:p>
            <text:p text:style-name="P42"/>
          </table:table-cell>
          <table:table-cell table:style-name="Tabelle2.D1" office:value-type="string">
            <text:p text:style-name="P43"/>
            <text:p text:style-name="P42"/>
          </table:table-cell>
        </table:table-row>
      </table:table>
      <text:p text:style-name="P3">Seite 8 und 9: <text:s/>Praktikumsbericht</text:p>
      <text:p text:style-name="P30"/>
      <text:p text:style-name="Standard"><text:span text:style-name="Absatz-Standardschriftart"><text:span text:style-name="T7">Aufgabe:</text:span></text:span><text:span text:style-name="Absatz-Standardschriftart"><text:span text:style-name="T12"> Schreibe einen Bericht mit dem Computer über dein Praktikum! Achte auf </text:span></text:span><text:span text:style-name="Absatz-Standardschriftart"><text:span text:style-name="T12">einen richtigen Aufbau und einen angemessenen und sachlichen Stil!</text:span></text:span></text:p>
      <text:p text:style-name="P55"/>
      <text:p text:style-name="P31">Aufbau und Inhalt des Praktikumsberichtes (siehe „Deutschbuch 9“, S. 73 – 74)</text:p>
      <text:p text:style-name="P20"/>
      <text:p text:style-name="Standard"><text:span text:style-name="Absatz-Standardschriftart"><text:span text:style-name="T13">1 </text:span></text:span><text:span text:style-name="Absatz-Standardschriftart"><text:span text:style-name="T13"><text:tab/>Mein Weg zum Betrieb </text:span></text:span><text:span text:style-name="Absatz-Standardschriftart"><text:span text:style-name="T14">(kurze Info im Vergleich zum Schulweg; Verkehrs-</text:span></text:span></text:p>
      <text:p text:style-name="Standard"><text:span text:style-name="Absatz-Standardschriftart"><text:span text:style-name="T13"><text:tab/></text:span></text:span><text:span text:style-name="Absatz-Standardschriftart"><text:span text:style-name="T14">mittel, Entfernung; Fahrzeit; …)</text:span></text:span></text:p>
      <text:p text:style-name="P33"/>
      <text:p text:style-name="P33">2 <text:tab/>Allgemeines zum Betrieb</text:p>
      <text:p text:style-name="P34">2.1<text:tab/>Name: Firma Spaß und Lustig</text:p>
      <text:p text:style-name="P34">2.2<text:tab/>Größe: 1 Geschäftsführer, 5 Angestellte</text:p>
      <text:p text:style-name="P34">2.3<text:tab/>Arbeitsbereich (Produktion, Dienstleistung, Unterhaltungsbranche, Versorgung)</text:p>
      <text:p text:style-name="P34">2.4<text:tab/>Zusammenhänge mit anderen Betrieben (Zulieferer, Importe, Exporte...)</text:p>
      <text:p text:style-name="P35"/>
      <text:p text:style-name="P35">3<text:tab/>Organisation und Weisungsordnung im Betrieb</text:p>
      <text:p text:style-name="P34">3.1<text:tab/>Zusammensetzung der Mitarbeiter (weiblich/männlich, Angestellte/Arbeiter...)</text:p>
      <text:p text:style-name="P34">3.2<text:tab/>Auflistung aller im Betrieb vertretenen Berufe</text:p>
      <text:p text:style-name="P34">3.3<text:tab/>Abteilungen des Betriebes</text:p>
      <text:p text:style-name="P34">3.4<text:tab/>Weisungsordnung (eventuell nur des Bereiches, in dem dein Praktikum <text:tab/>stattfand; Beispiel: Direktor – Betriebsleiter – Abteilungsleiter – Meister – <text:tab/>Facharbeiter – angelernte Kräfte)</text:p>
      <text:p text:style-name="P22">3.5<text:tab/>Möglichkeiten der Fort- und Weiterbildung im Betrieb</text:p>
      <text:p text:style-name="P30"/>
      <text:p text:style-name="Standard"><text:span text:style-name="Absatz-Standardschriftart"><text:span text:style-name="T12">4</text:span></text:span><text:span text:style-name="Absatz-Standardschriftart"><text:span text:style-name="T12"><text:tab/>Allgemeines zur Arbeit im Betrieb, soziale Le</text:span></text:span><text:span text:style-name="Absatz-Standardschriftart"><text:span text:style-name="T12">istungen, Mitbestimmung</text:span></text:span></text:p>
      <text:p text:style-name="P22">4.1<text:tab/>Arbeitszeiten</text:p>
      <text:p text:style-name="P22">4.2<text:tab/>Unfallschutzmaßnahmen</text:p>
      <text:p text:style-name="P22">4.3<text:tab/>Besondere soziale Leistungen</text:p>
      <text:p text:style-name="P30"/>
      <text:p text:style-name="P30">5<text:tab/>Mein Arbeitsplatz</text:p>
      <text:p text:style-name="P22">5.1<text:tab/>Art des Arbeitsplatzes</text:p>
      <text:p text:style-name="P22">5.2<text:tab/>Ausgeführte Tätigkeiten</text:p>
      <text:p text:style-name="P22">5.2.1<text:tab/>Selbstständig ausgeführt</text:p>
      <text:p text:style-name="P22">5.2.2<text:tab/>Unter Anleitung ausgeführt</text:p>
      <text:p text:style-name="P22">5.3<text:tab/>Anforderungen des Arbeitsplatzes</text:p>
      <text:p text:style-name="P22">5.4<text:tab/>Verlangter Bildungsabschluss</text:p>
      <text:p text:style-name="P22">5.5<text:tab/>Dauer und Art der Ausbildung</text:p>
      <text:p text:style-name="P22">5.6<text:tab/>Arbeitsplatzsituation</text:p>
      <text:p text:style-name="P22">5.7<text:tab/>Möglichkeiten der weiteren Qualifizierung</text:p>
      <text:p text:style-name="P30"/>
      <text:p text:style-name="Standard"><text:span text:style-name="Absatz-Standardschriftart"><text:span text:style-name="T12">6</text:span></text:span><text:span text:style-name="Absatz-Standardschriftart"><text:span text:style-name="T12"><text:tab/>Tagesbericht </text:span></text:span><text:span text:style-name="Absatz-Standardschriftart"><text:span text:style-name="T10">(ein ausformulierter Tagesbericht) </text:span></text:span><text:span text:style-name="Absatz-Standardschriftart"><text:span text:style-name="T16">→</text:span></text:span><text:span text:style-name="Absatz-Standardschriftart"><text:span text:style-name="T17"> Präteritum</text:span></text:span></text:p>
      <text:p text:style-name="P30"/>
      <text:p text:style-name="P30">7<text:tab/>Freizeit während des Praktikums</text:p>
      <text:p text:style-name="P22">7.1<text:tab/>Beschreibung des persönlichen Befindens am Ende eines Arbeitstages</text:p>
      <text:p text:style-name="P22">7.2<text:tab/>Folgen der „Berufstätigkeit“ für deine Freizeitaktivitäten</text:p>
      <text:p text:style-name="P30"/>
      <text:p text:style-name="P30">8<text:tab/>Kritische Zusammenfassung der Praktikumserfahrungen</text:p>
      <text:p text:style-name="P22">8.1<text:tab/>Erwartungen und ihre Erfüllung bzw. Nichterfüllung</text:p>
      <text:p text:style-name="P22">8.2<text:tab/>Beurteilung der Erfahrungen (sinnvoll oder nicht) mit Begründung</text:p>
      <text:p text:style-name="P22">8.3<text:tab/>Verbesserungsvorschläge</text:p>
      <text:p text:style-name="P4">Seite 10:<text:tab/><text:tab/>Auswertung des Betriebes – Schülerbeurteilung</text:p>
      <text:p text:style-name="P32"/>
      <text:p text:style-name="P36">Name des Schülers/der Schülerin: ......................................................................................</text:p>
      <text:p text:style-name="P36"/>
      <text:p text:style-name="P36">Beschreibung der Arbeit: .....................................................................................................</text:p>
      <text:p text:style-name="P56"/>
      <text:p text:style-name="P25"/>
      <text:p text:style-name="P33">Bitte entsprechend durch Ankreuzen ausfüllen!</text:p>
      <text:p text:style-name="P5"/>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45"/>
          </table:table-cell>
          <table:table-cell table:style-name="Tabelle3.A1" office:value-type="string">
            <text:p text:style-name="P23">selten</text:p>
          </table:table-cell>
          <table:table-cell table:style-name="Tabelle3.A1" office:value-type="string">
            <text:p text:style-name="P23">gelegentlich</text:p>
          </table:table-cell>
          <table:table-cell table:style-name="Tabelle3.A1" office:value-type="string">
            <text:p text:style-name="P23">meistens</text:p>
          </table:table-cell>
          <table:table-cell table:style-name="Tabelle3.E1" office:value-type="string">
            <text:p text:style-name="P23">immer</text:p>
          </table:table-cell>
        </table:table-row>
        <table:table-row>
          <table:table-cell table:style-name="Tabelle3.A1" office:value-type="string">
            <text:p text:style-name="P23">Erschien der Praktikant täglich zum vereinbarten Arbeitsbeginn pünktlich?</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Fand der Praktikant den richtigen Ton im Umgang mit den Kollegen und/oder Kunden?</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Zeigte der Praktikant Interesse an der Arbeit?</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War der Praktikant wissbegierig, stellte er Fragen?</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Bemühte sich der Praktikant etwas besser zu machen, wenn etwas kritisiert wurde?</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Erledigte der Praktikant ihm übertragene Aufgaben zuverlässig?</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40"><text:span text:style-name="Absatz-Standardschriftart"><text:span text:style-name="T15">Platz für weitere, durch den Betreuer oder den Betrieb wichtige Beurteilungsaspekte</text:span></text:span></text:p>
            <text:p text:style-name="P22"/>
            <text:p text:style-name="P22"/>
            <text:p text:style-name="P22"/>
            <text:p text:style-name="P44"/>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
      <text:p text:style-name="P44"><text:line-break/></text:p>
      <text:p text:style-name="P22">Wir bitten um eine kurze Einschätzung des Praktikanten/ der Praktikantin in zwei bis drei Sätzen (Verbalbeurteilung):</text:p>
      <text:p text:style-name="P22"/>
      <text:p text:style-name="P22"/>
      <text:p text:style-name="P22"/>
      <text:p text:style-name="P22"/>
      <text:p text:style-name="P22"/>
      <text:p text:style-name="P22"/>
      <text:p text:style-name="P22"/>
      <text:p text:style-name="P22"/>
      <text:p text:style-name="P22"/>
      <text:p text:style-name="P22"/>
      <text:p text:style-name="P22"/>
      <text:p text:style-name="Standard"><text:span text:style-name="Absatz-Standardschriftart"><text:span text:style-name="T8">Fehltage: ................... entschuldigt: ................... unentschuldigt: .......................................</text:span></text:span></text:p>
      <text:p text:style-name="P22"/>
      <text:p text:style-name="P22"/>
      <text:p text:style-name="P22"/>
      <text:p text:style-name="P24">_________________________________________________________</text:p>
      <text:p text:style-name="P24">Datum/ Unterschrift des Beurteilende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Courier New" svg:font-family="'Courier New'" style:font-family-generic="modern" style:font-pitch="fixed"/>
    <style:font-face style:name="MS Mincho" svg:font-family="'MS Mincho'" style:font-family-generic="modern" style:font-pitch="fixed"/>
    <style:font-face style:name="Tahoma1" svg:font-family="Tahoma"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draw:gradient draw:name="a2" draw:style="linear" draw:start-color="#ffffff" draw:end-color="#ffffff" draw:start-intensity="100%" draw:end-intensity="100%" draw:angle="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de" style:country-asian="DE"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rial"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sian="Lucida Sans Unicode"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orphans="2" fo:widows="2" fo:hyphenation-ladder-count="no-limit" fo:keep-with-next="always"/>
      <style:text-properties fo:font-size="14pt" style:font-name-asian="Times New Roman" style:font-size-asian="14pt" fo:hyphenate="true" fo:hyphenation-remain-char-count="0" fo:hyphenation-push-char-count="0"/>
    </style:style>
    <style:style style:name="Heading_20_2" style:display-name="Heading 2" style:family="paragraph" style:parent-style-name="Standard" style:next-style-name="Standard" style:default-outline-level="2" style:class="text">
      <style:paragraph-properties fo:line-height="150%" fo:orphans="2" fo:widows="2" fo:hyphenation-ladder-count="no-limit" fo:keep-with-next="always"/>
      <style:text-properties fo:font-size="14pt" style:font-name-asian="Times New Roman" style:font-size-asian="14pt" style:font-size-complex="18pt" style:font-weight-complex="bold" fo:hyphenate="tru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Beschriftung1" style:family="paragraph" style:parent-style-name="Standard">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WW8Num5z1" style:family="text">
      <style:text-properties style:font-name="Symbol" style:font-name-asian="Times New Roman" style:font-name-complex="Times New Roman"/>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Absatzstandardschriftart" style:family="text"/>
    <style:style style:name="Numbering_20_Symbols" style:display-name="Numbering Symbols" style:family="text"/>
    <style:style style:name="WW_5f_CharLFO5LVL2" style:display-name="WW_CharLFO5LVL2" style:family="text">
      <style:text-properties style:font-name="Symbol" style:font-name-asian="Times New Roman" style:font-name-complex="Times New Roman"/>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text:start-value="4">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text:start-value="5">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style-number>
      <text:list-level-style-bullet text:level="2" text:style-name="WW_5f_CharLFO5LVL2" text:bullet-char="">
        <style:list-level-properties/>
        <style:text-properties style:font-name="Symbol"/>
      </text:list-level-style-bullet>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style:text-properties style:font-name="Symbol"/>
      </text:list-level-style-bullet>
      <text:list-level-style-bullet text:level="2" text:style-name="WW_5f_CharLFO6LVL2" text:bullet-char="o">
        <style:list-level-properties/>
        <style:text-properties style:font-name="Courier New"/>
      </text:list-level-style-bullet>
      <text:list-level-style-bullet text:level="3" text:style-name="WW_5f_CharLFO6LVL3" text:bullet-char="">
        <style:list-level-properties/>
        <style:text-properties style:font-name="Wingdings"/>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o">
        <style:list-level-properties/>
        <style:text-properties style:font-name="Courier New"/>
      </text:list-level-style-bullet>
      <text:list-level-style-bullet text:level="6" text:style-name="WW_5f_CharLFO6LVL6" text:bullet-char="">
        <style:list-level-properties/>
        <style:text-properties style:font-name="Wingdings"/>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o">
        <style:list-level-properties/>
        <style:text-properties style:font-name="Courier New"/>
      </text:list-level-style-bullet>
      <text:list-level-style-bullet text:level="9" text:style-name="WW_5f_CharLFO6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1.496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Vorschlag-Aufbau des Praktikumhefters</dc:title>
    <meta:initial-creator>- -</meta:initial-creator>
    <meta:creation-date>2015-09-08T17:44:00Z</meta:creation-date>
    <dc:date>2015-09-24T09:04:30.79</dc:date>
    <meta:print-date>2014-01-14T15:29:00Z</meta:print-date>
    <meta:editing-cycles>7</meta:editing-cycles>
    <meta:editing-duration>PT50M2S</meta:editing-duration>
    <meta:document-statistic meta:table-count="3" meta:image-count="0" meta:object-count="0" meta:page-count="7" meta:paragraph-count="139" meta:word-count="949" meta:character-count="7574"/>
    <meta:user-defined meta:name="Info 1"/>
    <meta:user-defined meta:name="Info 2"/>
    <meta:user-defined meta:name="Info 3"/>
    <meta:user-defined meta:name="Info 4"/>
    <meta:template xlink:type="simple" xlink:actuate="onRequest" xlink:title="" xlink:href="Normal"/>
  </office:meta>
</office:document-meta>
</file>